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rporate Network Allocation</text:h>
      <text:p text:style-name="Standard"/>
      <text:p text:style-name="Standard">Approved Corporate CIDR Range: 203.0.113.0/24</text:p>
      <text:p text:style-name="Standard">Approved External Exception:</text:p>
      <text:p text:style-name="Standard">Hostname: backup-dr.example.com</text:p>
      <text:p text:style-name="Standard">Approved IP: 198.51.100.46</text:p>
      <text:p text:style-name="Standard">Provider: EdgeHost Lt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6-03-08T20:27:10.650069040</dc:date>
    <meta:editing-duration>PT34S</meta:editing-duration>
    <meta:generator>LibreOffice/25.8.4.2$Linux_AARCH64 LibreOffice_project/580$Build-2</meta:generator>
    <meta:document-statistic meta:table-count="0" meta:image-count="0" meta:object-count="0" meta:page-count="1" meta:paragraph-count="6" meta:word-count="19" meta:character-count="180" meta:non-whitespace-character-count="167"/>
    <meta:user-defined meta:name="AppVersion">14.0000</meta:user-defined>
    <meta:template xlink:type="simple" xlink:actuate="onRequest" xlink:title="Normal.dotm" xlink:href=""/>
  </office:meta>
</office:document-meta>
</file>